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1.823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839in"/>
    </style:style>
    <style:style style:name="co6" style:family="table-column">
      <style:table-column-properties fo:break-before="auto" style:column-width="1.9992in"/>
    </style:style>
    <style:style style:name="co7" style:family="table-column">
      <style:table-column-properties fo:break-before="auto" style:column-width="9.298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ext-properties style:font-name="DejaVu Sans Mono"/>
    </style:style>
  </office:automatic-styles>
  <office:body>
    <office:spreadsheet>
      <table:table table:name="PythonCod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row table:style-name="ro1">
          <table:table-cell table:style-name="ce1" office:value-type="string">
            <text:p>S.No</text:p>
          </table:table-cell>
          <table:table-cell table:style-name="ce3" office:value-type="string">
            <text:p>Current State</text:p>
          </table:table-cell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 office:value-type="string">
            <text:p>Next State</text:p>
          </table:table-cell>
          <table:table-cell table:style-name="ce3" office:value-type="string">
            <text:p>Type</text:p>
          </table:table-cell>
          <table:table-cell table:style-name="ce7" office:value-type="string">
            <text:p>Cod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IDLE</text:p>
          </table:table-cell>
          <table:table-cell office:value-type="string">
            <text:p>NONE</text:p>
          </table:table-cell>
          <table:table-cell table:formula="of:=CONCATENATE(&quot;      (AUTO.&quot;;[.B2];&quot;,&quot;;REPT(&quot; &quot;;20-LEN([.B2]));[.C2];&quot;,&quot;;[.D2];&quot;,&quot;;[.E2];&quot;) : (AUTO.&quot;;[.F2];REPT(&quot; &quot;;20-LEN([.F2]));&quot;, AUTO.&quot;;[.G2];REPT(&quot; &quot;;20-LEN([.G2]));&quot;),&quot;)" office:value-type="string" office:string-value="      (AUTO.IDLE,                0,0,0) : (AUTO.IDLE                , AUTO.NONE                ),">
            <text:p><text:s text:c="6"/>(AUTO.IDLE, <text:s text:c="15"/>0,0,0) : (AUTO.IDLE <text:s text:c="15"/>, AUTO.NONE <text:s text:c="15"/>)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DL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3];&quot;,&quot;;REPT(&quot; &quot;;20-LEN([.B3]));[.C3];&quot;,&quot;;[.D3];&quot;,&quot;;[.E3];&quot;) : (AUTO.&quot;;[.F3];REPT(&quot; &quot;;20-LEN([.F3]));&quot;, AUTO.&quot;;[.G3];REPT(&quot; &quot;;20-LEN([.G3]));&quot;),&quot;)" office:value-type="string" office:string-value="      (AUTO.IDLE,                0,0,1) : (AUTO.DEST_IN_SIGHT       , AUTO.NONE                ),">
            <text:p><text:s text:c="6"/>(AUTO.IDLE, <text:s text:c="15"/>0,0,1) : (AUTO.DEST_IN_SIGHT <text:s text:c="6"/>, AUTO.NONE <text:s text:c="15"/>),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DL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4];&quot;,&quot;;REPT(&quot; &quot;;20-LEN([.B4]));[.C4];&quot;,&quot;;[.D4];&quot;,&quot;;[.E4];&quot;) : (AUTO.&quot;;[.F4];REPT(&quot; &quot;;20-LEN([.F4]));&quot;, AUTO.&quot;;[.G4];REPT(&quot; &quot;;20-LEN([.G4]));&quot;),&quot;)" office:value-type="string" office:string-value="      (AUTO.IDLE,                0,1,0) : (AUTO.ERROR               , AUTO.ERR_ILLEGAL         ),">
            <text:p><text:s text:c="6"/>(AUTO.IDLE, <text:s text:c="15"/>0,1,0) : (AUTO.ERROR <text:s text:c="14"/>, AUTO.ERR_ILLEGAL <text:s text:c="8"/>)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DL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5];&quot;,&quot;;REPT(&quot; &quot;;20-LEN([.B5]));[.C5];&quot;,&quot;;[.D5];&quot;,&quot;;[.E5];&quot;) : (AUTO.&quot;;[.F5];REPT(&quot; &quot;;20-LEN([.F5]));&quot;, AUTO.&quot;;[.G5];REPT(&quot; &quot;;20-LEN([.G5]));&quot;),&quot;)" office:value-type="string" office:string-value="      (AUTO.IDLE,                0,1,1) : (AUTO.OBS_AVOIDANCE       , AUTO.NONE                ),">
            <text:p><text:s text:c="6"/>(AUTO.IDLE, <text:s text:c="15"/>0,1,1) : (AUTO.OBS_AVOIDANCE <text:s text:c="6"/>, AUTO.NONE <text:s text:c="15"/>),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DL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6];&quot;,&quot;;REPT(&quot; &quot;;20-LEN([.B6]));[.C6];&quot;,&quot;;[.D6];&quot;,&quot;;[.E6];&quot;) : (AUTO.&quot;;[.F6];REPT(&quot; &quot;;20-LEN([.F6]));&quot;, AUTO.&quot;;[.G6];REPT(&quot; &quot;;20-LEN([.G6]));&quot;),&quot;)" office:value-type="string" office:string-value="      (AUTO.IDLE,                1,0,0) : (AUTO.ERROR               , AUTO.ERR_ILLEGAL         ),">
            <text:p><text:s text:c="6"/>(AUTO.IDLE, <text:s text:c="15"/>1,0,0) : (AUTO.ERROR <text:s text:c="14"/>, AUTO.ERR_ILLEGAL <text:s text:c="8"/>),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DL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7];&quot;,&quot;;REPT(&quot; &quot;;20-LEN([.B7]));[.C7];&quot;,&quot;;[.D7];&quot;,&quot;;[.E7];&quot;) : (AUTO.&quot;;[.F7];REPT(&quot; &quot;;20-LEN([.F7]));&quot;, AUTO.&quot;;[.G7];REPT(&quot; &quot;;20-LEN([.G7]));&quot;),&quot;)" office:value-type="string" office:string-value="      (AUTO.IDLE,                1,0,1) : (AUTO.ERROR               , AUTO.ERR_ILLEGAL         ),">
            <text:p><text:s text:c="6"/>(AUTO.IDLE, <text:s text:c="15"/>1,0,1) : (AUTO.ERROR <text:s text:c="14"/>, AUTO.ERR_ILLEGAL <text:s text:c="8"/>),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DL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8];&quot;,&quot;;REPT(&quot; &quot;;20-LEN([.B8]));[.C8];&quot;,&quot;;[.D8];&quot;,&quot;;[.E8];&quot;) : (AUTO.&quot;;[.F8];REPT(&quot; &quot;;20-LEN([.F8]));&quot;, AUTO.&quot;;[.G8];REPT(&quot; &quot;;20-LEN([.G8]));&quot;),&quot;)" office:value-type="string" office:string-value="      (AUTO.IDLE,                1,1,0) : (AUTO.ERROR               , AUTO.ERR_ILLEGAL         ),">
            <text:p><text:s text:c="6"/>(AUTO.IDLE, <text:s text:c="15"/>1,1,0) : (AUTO.ERROR <text:s text:c="14"/>, AUTO.ERR_ILLEGAL <text:s text:c="8"/>),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DL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STUPID</text:p>
          </table:table-cell>
          <table:table-cell table:formula="of:=CONCATENATE(&quot;      (AUTO.&quot;;[.B9];&quot;,&quot;;REPT(&quot; &quot;;20-LEN([.B9]));[.C9];&quot;,&quot;;[.D9];&quot;,&quot;;[.E9];&quot;) : (AUTO.&quot;;[.F9];REPT(&quot; &quot;;20-LEN([.F9]));&quot;, AUTO.&quot;;[.G9];REPT(&quot; &quot;;20-LEN([.G9]));&quot;),&quot;)" office:value-type="string" office:string-value="      (AUTO.IDLE,                1,1,1) : (AUTO.ERROR               , AUTO.ERR_STUPID          ),">
            <text:p><text:s text:c="6"/>(AUTO.IDLE, <text:s text:c="15"/>1,1,1) : (AUTO.ERROR <text:s text:c="14"/>, AUTO.ERR_STUPID <text:s text:c="9"/>),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ST_IN_SIGHT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10];&quot;,&quot;;REPT(&quot; &quot;;20-LEN([.B10]));[.C10];&quot;,&quot;;[.D10];&quot;,&quot;;[.E10];&quot;) : (AUTO.&quot;;[.F10];REPT(&quot; &quot;;20-LEN([.F10]));&quot;, AUTO.&quot;;[.G10];REPT(&quot; &quot;;20-LEN([.G10]));&quot;),&quot;)" office:value-type="string" office:string-value="      (AUTO.DEST_IN_SIGHT,       0,0,0) : (AUTO.DEST_SEARCH         , AUTO.NONE                ),">
            <text:p><text:s text:c="6"/>(AUTO.DEST_IN_SIGHT, <text:s text:c="6"/>0,0,0) : (AUTO.DEST_SEARCH <text:s text:c="8"/>, AUTO.NONE <text:s text:c="15"/>)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ST_IN_SIGHT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11];&quot;,&quot;;REPT(&quot; &quot;;20-LEN([.B11]));[.C11];&quot;,&quot;;[.D11];&quot;,&quot;;[.E11];&quot;) : (AUTO.&quot;;[.F11];REPT(&quot; &quot;;20-LEN([.F11]));&quot;, AUTO.&quot;;[.G11];REPT(&quot; &quot;;20-LEN([.G11]));&quot;),&quot;)" office:value-type="string" office:string-value="      (AUTO.DEST_IN_SIGHT,       0,0,1) : (AUTO.DEST_IN_SIGHT       , AUTO.NONE                ),">
            <text:p><text:s text:c="6"/>(AUTO.DEST_IN_SIGHT, <text:s text:c="6"/>0,0,1) : (AUTO.DEST_IN_SIGHT <text:s text:c="6"/>, AUTO.NONE <text:s text:c="15"/>),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EST_IN_SIGH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12];&quot;,&quot;;REPT(&quot; &quot;;20-LEN([.B12]));[.C12];&quot;,&quot;;[.D12];&quot;,&quot;;[.E12];&quot;) : (AUTO.&quot;;[.F12];REPT(&quot; &quot;;20-LEN([.F12]));&quot;, AUTO.&quot;;[.G12];REPT(&quot; &quot;;20-LEN([.G12]));&quot;),&quot;)" office:value-type="string" office:string-value="      (AUTO.DEST_IN_SIGHT,       0,1,0) : (AUTO.OBS_BACKTRACK       , AUTO.NONE                ),">
            <text:p><text:s text:c="6"/>(AUTO.DEST_IN_SIGHT, <text:s text:c="6"/>0,1,0) : (AUTO.OBS_BACKTRACK <text:s text:c="6"/>, AUTO.NONE <text:s text:c="15"/>),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ST_IN_SIGHT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13];&quot;,&quot;;REPT(&quot; &quot;;20-LEN([.B13]));[.C13];&quot;,&quot;;[.D13];&quot;,&quot;;[.E13];&quot;) : (AUTO.&quot;;[.F13];REPT(&quot; &quot;;20-LEN([.F13]));&quot;, AUTO.&quot;;[.G13];REPT(&quot; &quot;;20-LEN([.G13]));&quot;),&quot;)" office:value-type="string" office:string-value="      (AUTO.DEST_IN_SIGHT,       0,1,1) : (AUTO.OBS_AVOIDANCE       , AUTO.NONE                ),">
            <text:p><text:s text:c="6"/>(AUTO.DEST_IN_SIGHT, <text:s text:c="6"/>0,1,1) : (AUTO.OBS_AVOIDANCE <text:s text:c="6"/>, AUTO.NONE <text:s text:c="15"/>),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ST_IN_SIGHT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14];&quot;,&quot;;REPT(&quot; &quot;;20-LEN([.B14]));[.C14];&quot;,&quot;;[.D14];&quot;,&quot;;[.E14];&quot;) : (AUTO.&quot;;[.F14];REPT(&quot; &quot;;20-LEN([.F14]));&quot;, AUTO.&quot;;[.G14];REPT(&quot; &quot;;20-LEN([.G14]));&quot;),&quot;)" office:value-type="string" office:string-value="      (AUTO.DEST_IN_SIGHT,       1,0,0) : (AUTO.ERROR               , AUTO.ERR_ILLEGAL         ),">
            <text:p><text:s text:c="6"/>(AUTO.DEST_IN_SIGHT, <text:s text:c="6"/>1,0,0) : (AUTO.ERROR <text:s text:c="14"/>, AUTO.ERR_ILLEGAL <text:s text:c="8"/>),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EST_IN_SIGH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15];&quot;,&quot;;REPT(&quot; &quot;;20-LEN([.B15]));[.C15];&quot;,&quot;;[.D15];&quot;,&quot;;[.E15];&quot;) : (AUTO.&quot;;[.F15];REPT(&quot; &quot;;20-LEN([.F15]));&quot;, AUTO.&quot;;[.G15];REPT(&quot; &quot;;20-LEN([.G15]));&quot;),&quot;)" office:value-type="string" office:string-value="      (AUTO.DEST_IN_SIGHT,       1,0,1) : (AUTO.ERROR               , AUTO.ERR_ILLEGAL         ),">
            <text:p><text:s text:c="6"/>(AUTO.DEST_IN_SIGHT, <text:s text:c="6"/>1,0,1) : (AUTO.ERROR <text:s text:c="14"/>, AUTO.ERR_ILLEGAL <text:s text:c="8"/>),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EST_IN_SIGHT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ERR_DYNAMIC_OBSTACLE</text:p>
          </table:table-cell>
          <table:table-cell office:value-type="string">
            <text:p>NONE</text:p>
          </table:table-cell>
          <table:table-cell table:formula="of:=CONCATENATE(&quot;      (AUTO.&quot;;[.B16];&quot;,&quot;;REPT(&quot; &quot;;20-LEN([.B16]));[.C16];&quot;,&quot;;[.D16];&quot;,&quot;;[.E16];&quot;) : (AUTO.&quot;;[.F16];REPT(&quot; &quot;;20-LEN([.F16]));&quot;, AUTO.&quot;;[.G16];REPT(&quot; &quot;;20-LEN([.G16]));&quot;),&quot;)" office:value-type="string" office:string-value="      (AUTO.DEST_IN_SIGHT,       1,1,0) : (AUTO.ERR_DYNAMIC_OBSTACLE, AUTO.NONE                ),">
            <text:p><text:s text:c="6"/>(AUTO.DEST_IN_SIGHT, <text:s text:c="6"/>1,1,0) : (AUTO.ERR_DYNAMIC_OBSTACLE, AUTO.NONE <text:s text:c="15"/>),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EST_IN_SIGHT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ERR_DYNAMIC_OBSTACLE</text:p>
          </table:table-cell>
          <table:table-cell office:value-type="string">
            <text:p>NONE</text:p>
          </table:table-cell>
          <table:table-cell table:formula="of:=CONCATENATE(&quot;      (AUTO.&quot;;[.B17];&quot;,&quot;;REPT(&quot; &quot;;20-LEN([.B17]));[.C17];&quot;,&quot;;[.D17];&quot;,&quot;;[.E17];&quot;) : (AUTO.&quot;;[.F17];REPT(&quot; &quot;;20-LEN([.F17]));&quot;, AUTO.&quot;;[.G17];REPT(&quot; &quot;;20-LEN([.G17]));&quot;),&quot;)" office:value-type="string" office:string-value="      (AUTO.DEST_IN_SIGHT,       1,1,1) : (AUTO.ERR_DYNAMIC_OBSTACLE, AUTO.NONE                ),">
            <text:p><text:s text:c="6"/>(AUTO.DEST_IN_SIGHT, <text:s text:c="6"/>1,1,1) : (AUTO.ERR_DYNAMIC_OBSTACLE, AUTO.NONE <text:s text:c="15"/>),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OBS_AVOIDANC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18];&quot;,&quot;;REPT(&quot; &quot;;20-LEN([.B18]));[.C18];&quot;,&quot;;[.D18];&quot;,&quot;;[.E18];&quot;) : (AUTO.&quot;;[.F18];REPT(&quot; &quot;;20-LEN([.F18]));&quot;, AUTO.&quot;;[.G18];REPT(&quot; &quot;;20-LEN([.G18]));&quot;),&quot;)" office:value-type="string" office:string-value="      (AUTO.OBS_AVOIDANCE,       0,0,0) : (AUTO.DEST_SEARCH         , AUTO.NONE                ),">
            <text:p><text:s text:c="6"/>(AUTO.OBS_AVOIDANCE, <text:s text:c="6"/>0,0,0) : (AUTO.DEST_SEARCH <text:s text:c="8"/>, AUTO.NONE <text:s text:c="15"/>),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OBS_AVOIDANC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19];&quot;,&quot;;REPT(&quot; &quot;;20-LEN([.B19]));[.C19];&quot;,&quot;;[.D19];&quot;,&quot;;[.E19];&quot;) : (AUTO.&quot;;[.F19];REPT(&quot; &quot;;20-LEN([.F19]));&quot;, AUTO.&quot;;[.G19];REPT(&quot; &quot;;20-LEN([.G19]));&quot;),&quot;)" office:value-type="string" office:string-value="      (AUTO.OBS_AVOIDANCE,       0,0,1) : (AUTO.DEST_IN_SIGHT       , AUTO.NONE                ),">
            <text:p><text:s text:c="6"/>(AUTO.OBS_AVOIDANCE, <text:s text:c="6"/>0,0,1) : (AUTO.DEST_IN_SIGHT <text:s text:c="6"/>, AUTO.NONE <text:s text:c="15"/>),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OBS_AVOIDANC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0];&quot;,&quot;;REPT(&quot; &quot;;20-LEN([.B20]));[.C20];&quot;,&quot;;[.D20];&quot;,&quot;;[.E20];&quot;) : (AUTO.&quot;;[.F20];REPT(&quot; &quot;;20-LEN([.F20]));&quot;, AUTO.&quot;;[.G20];REPT(&quot; &quot;;20-LEN([.G20]));&quot;),&quot;)" office:value-type="string" office:string-value="      (AUTO.OBS_AVOIDANCE,       0,1,0) : (AUTO.OBS_BACKTRACK       , AUTO.NONE                ),">
            <text:p><text:s text:c="6"/>(AUTO.OBS_AVOIDANCE, <text:s text:c="6"/>0,1,0) : (AUTO.OBS_BACKTRACK <text:s text:c="6"/>, AUTO.NONE <text:s text:c="15"/>),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OBS_AVOIDANC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21];&quot;,&quot;;REPT(&quot; &quot;;20-LEN([.B21]));[.C21];&quot;,&quot;;[.D21];&quot;,&quot;;[.E21];&quot;) : (AUTO.&quot;;[.F21];REPT(&quot; &quot;;20-LEN([.F21]));&quot;, AUTO.&quot;;[.G21];REPT(&quot; &quot;;20-LEN([.G21]));&quot;),&quot;)" office:value-type="string" office:string-value="      (AUTO.OBS_AVOIDANCE,       0,1,1) : (AUTO.OBS_AVOIDANCE       , AUTO.NONE                ),">
            <text:p><text:s text:c="6"/>(AUTO.OBS_AVOIDANCE, <text:s text:c="6"/>0,1,1) : (AUTO.OBS_AVOIDANCE <text:s text:c="6"/>, AUTO.NONE <text:s text:c="15"/>),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OBS_AVOIDANC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22];&quot;,&quot;;REPT(&quot; &quot;;20-LEN([.B22]));[.C22];&quot;,&quot;;[.D22];&quot;,&quot;;[.E22];&quot;) : (AUTO.&quot;;[.F22];REPT(&quot; &quot;;20-LEN([.F22]));&quot;, AUTO.&quot;;[.G22];REPT(&quot; &quot;;20-LEN([.G22]));&quot;),&quot;)" office:value-type="string" office:string-value="      (AUTO.OBS_AVOIDANCE,       1,0,0) : (AUTO.ERROR               , AUTO.ERR_ILLEGAL         ),">
            <text:p><text:s text:c="6"/>(AUTO.OBS_AVOIDANCE, <text:s text:c="6"/>1,0,0) : (AUTO.ERROR <text:s text:c="14"/>, AUTO.ERR_ILLEGAL <text:s text:c="8"/>),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BS_AVOIDANC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23];&quot;,&quot;;REPT(&quot; &quot;;20-LEN([.B23]));[.C23];&quot;,&quot;;[.D23];&quot;,&quot;;[.E23];&quot;) : (AUTO.&quot;;[.F23];REPT(&quot; &quot;;20-LEN([.F23]));&quot;, AUTO.&quot;;[.G23];REPT(&quot; &quot;;20-LEN([.G23]));&quot;),&quot;)" office:value-type="string" office:string-value="      (AUTO.OBS_AVOIDANCE,       1,0,1) : (AUTO.ERROR               , AUTO.ERR_ILLEGAL         ),">
            <text:p><text:s text:c="6"/>(AUTO.OBS_AVOIDANCE, <text:s text:c="6"/>1,0,1) : (AUTO.ERROR <text:s text:c="14"/>, AUTO.ERR_ILLEGAL <text:s text:c="8"/>),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OBS_AVOIDANC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4];&quot;,&quot;;REPT(&quot; &quot;;20-LEN([.B24]));[.C24];&quot;,&quot;;[.D24];&quot;,&quot;;[.E24];&quot;) : (AUTO.&quot;;[.F24];REPT(&quot; &quot;;20-LEN([.F24]));&quot;, AUTO.&quot;;[.G24];REPT(&quot; &quot;;20-LEN([.G24]));&quot;),&quot;)" office:value-type="string" office:string-value="      (AUTO.OBS_AVOIDANCE,       1,1,0) : (AUTO.OBS_BACKTRACK       , AUTO.NONE                ),">
            <text:p><text:s text:c="6"/>(AUTO.OBS_AVOIDANCE, <text:s text:c="6"/>1,1,0) : (AUTO.OBS_BACKTRACK <text:s text:c="6"/>, AUTO.NONE <text:s text:c="15"/>)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OBS_AVOIDANC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25];&quot;,&quot;;REPT(&quot; &quot;;20-LEN([.B25]));[.C25];&quot;,&quot;;[.D25];&quot;,&quot;;[.E25];&quot;) : (AUTO.&quot;;[.F25];REPT(&quot; &quot;;20-LEN([.F25]));&quot;, AUTO.&quot;;[.G25];REPT(&quot; &quot;;20-LEN([.G25]));&quot;),&quot;)" office:value-type="string" office:string-value="      (AUTO.OBS_AVOIDANCE,       1,1,1) : (AUTO.OBS_CUTTING_CORNER  , AUTO.NONE                ),">
            <text:p><text:s text:c="6"/>(AUTO.OBS_AVOIDANCE, <text:s text:c="6"/>1,1,1) : (AUTO.OBS_CUTTING_CORNER <text:s/>, AUTO.NONE <text:s text:c="15"/>),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OBS_BACKTRACK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26];&quot;,&quot;;REPT(&quot; &quot;;20-LEN([.B26]));[.C26];&quot;,&quot;;[.D26];&quot;,&quot;;[.E26];&quot;) : (AUTO.&quot;;[.F26];REPT(&quot; &quot;;20-LEN([.F26]));&quot;, AUTO.&quot;;[.G26];REPT(&quot; &quot;;20-LEN([.G26]));&quot;),&quot;)" office:value-type="string" office:string-value="      (AUTO.OBS_BACKTRACK,       0,0,0) : (AUTO.DEST_SEARCH         , AUTO.NONE                ),">
            <text:p><text:s text:c="6"/>(AUTO.OBS_BACKTRACK, <text:s text:c="6"/>0,0,0) : (AUTO.DEST_SEARCH <text:s text:c="8"/>, AUTO.NONE <text:s text:c="15"/>),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OBS_BACKTRACK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OBS_RE_AVOIDANCE</text:p>
          </table:table-cell>
          <table:table-cell office:value-type="string">
            <text:p>NONE</text:p>
          </table:table-cell>
          <table:table-cell table:formula="of:=CONCATENATE(&quot;      (AUTO.&quot;;[.B27];&quot;,&quot;;REPT(&quot; &quot;;20-LEN([.B27]));[.C27];&quot;,&quot;;[.D27];&quot;,&quot;;[.E27];&quot;) : (AUTO.&quot;;[.F27];REPT(&quot; &quot;;20-LEN([.F27]));&quot;, AUTO.&quot;;[.G27];REPT(&quot; &quot;;20-LEN([.G27]));&quot;),&quot;)" office:value-type="string" office:string-value="      (AUTO.OBS_BACKTRACK,       0,0,1) : (AUTO.OBS_RE_AVOIDANCE    , AUTO.NONE                ),">
            <text:p><text:s text:c="6"/>(AUTO.OBS_BACKTRACK, <text:s text:c="6"/>0,0,1) : (AUTO.OBS_RE_AVOIDANCE <text:s text:c="3"/>, AUTO.NONE <text:s text:c="15"/>),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OBS_BACKTRACK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8];&quot;,&quot;;REPT(&quot; &quot;;20-LEN([.B28]));[.C28];&quot;,&quot;;[.D28];&quot;,&quot;;[.E28];&quot;) : (AUTO.&quot;;[.F28];REPT(&quot; &quot;;20-LEN([.F28]));&quot;, AUTO.&quot;;[.G28];REPT(&quot; &quot;;20-LEN([.G28]));&quot;),&quot;)" office:value-type="string" office:string-value="      (AUTO.OBS_BACKTRACK,       0,1,0) : (AUTO.OBS_BACKTRACK       , AUTO.NONE                ),">
            <text:p><text:s text:c="6"/>(AUTO.OBS_BACKTRACK, <text:s text:c="6"/>0,1,0) : (AUTO.OBS_BACKTRACK <text:s text:c="6"/>, AUTO.NONE <text:s text:c="15"/>),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OBS_BACKTRACK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9];&quot;,&quot;;REPT(&quot; &quot;;20-LEN([.B29]));[.C29];&quot;,&quot;;[.D29];&quot;,&quot;;[.E29];&quot;) : (AUTO.&quot;;[.F29];REPT(&quot; &quot;;20-LEN([.F29]));&quot;, AUTO.&quot;;[.G29];REPT(&quot; &quot;;20-LEN([.G29]));&quot;),&quot;)" office:value-type="string" office:string-value="      (AUTO.OBS_BACKTRACK,       0,1,1) : (AUTO.OBS_BACKTRACK       , AUTO.NONE                ),">
            <text:p><text:s text:c="6"/>(AUTO.OBS_BACKTRACK, <text:s text:c="6"/>0,1,1) : (AUTO.OBS_BACKTRACK <text:s text:c="6"/>, AUTO.NONE <text:s text:c="15"/>),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OBS_BACKTRACK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0];&quot;,&quot;;REPT(&quot; &quot;;20-LEN([.B30]));[.C30];&quot;,&quot;;[.D30];&quot;,&quot;;[.E30];&quot;) : (AUTO.&quot;;[.F30];REPT(&quot; &quot;;20-LEN([.F30]));&quot;, AUTO.&quot;;[.G30];REPT(&quot; &quot;;20-LEN([.G30]));&quot;),&quot;)" office:value-type="string" office:string-value="      (AUTO.OBS_BACKTRACK,       1,0,0) : (AUTO.ERROR               , AUTO.ERR_ILLEGAL         ),">
            <text:p><text:s text:c="6"/>(AUTO.OBS_BACKTRACK, <text:s text:c="6"/>1,0,0) : (AUTO.ERROR <text:s text:c="14"/>, AUTO.ERR_ILLEGAL <text:s text:c="8"/>),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OBS_BACKTRACK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1];&quot;,&quot;;REPT(&quot; &quot;;20-LEN([.B31]));[.C31];&quot;,&quot;;[.D31];&quot;,&quot;;[.E31];&quot;) : (AUTO.&quot;;[.F31];REPT(&quot; &quot;;20-LEN([.F31]));&quot;, AUTO.&quot;;[.G31];REPT(&quot; &quot;;20-LEN([.G31]));&quot;),&quot;)" office:value-type="string" office:string-value="      (AUTO.OBS_BACKTRACK,       1,0,1) : (AUTO.ERROR               , AUTO.ERR_ILLEGAL         ),">
            <text:p><text:s text:c="6"/>(AUTO.OBS_BACKTRACK, <text:s text:c="6"/>1,0,1) : (AUTO.ERROR <text:s text:c="14"/>, AUTO.ERR_ILLEGAL <text:s text:c="8"/>),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OBS_BACKTRACK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32];&quot;,&quot;;REPT(&quot; &quot;;20-LEN([.B32]));[.C32];&quot;,&quot;;[.D32];&quot;,&quot;;[.E32];&quot;) : (AUTO.&quot;;[.F32];REPT(&quot; &quot;;20-LEN([.F32]));&quot;, AUTO.&quot;;[.G32];REPT(&quot; &quot;;20-LEN([.G32]));&quot;),&quot;)" office:value-type="string" office:string-value="      (AUTO.OBS_BACKTRACK,       1,1,0) : (AUTO.OBS_BACKTRACK       , AUTO.NONE                ),">
            <text:p><text:s text:c="6"/>(AUTO.OBS_BACKTRACK, <text:s text:c="6"/>1,1,0) : (AUTO.OBS_BACKTRACK <text:s text:c="6"/>, AUTO.NONE <text:s text:c="15"/>),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BS_BACKTRACK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33];&quot;,&quot;;REPT(&quot; &quot;;20-LEN([.B33]));[.C33];&quot;,&quot;;[.D33];&quot;,&quot;;[.E33];&quot;) : (AUTO.&quot;;[.F33];REPT(&quot; &quot;;20-LEN([.F33]));&quot;, AUTO.&quot;;[.G33];REPT(&quot; &quot;;20-LEN([.G33]));&quot;),&quot;)" office:value-type="string" office:string-value="      (AUTO.OBS_BACKTRACK,       1,1,1) : (AUTO.OBS_BACKTRACK       , AUTO.NONE                ),">
            <text:p><text:s text:c="6"/>(AUTO.OBS_BACKTRACK, <text:s text:c="6"/>1,1,1) : (AUTO.OBS_BACKTRACK <text:s text:c="6"/>, AUTO.NONE <text:s text:c="15"/>),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OBS_RE_AVOIDANC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34];&quot;,&quot;;REPT(&quot; &quot;;20-LEN([.B34]));[.C34];&quot;,&quot;;[.D34];&quot;,&quot;;[.E34];&quot;) : (AUTO.&quot;;[.F34];REPT(&quot; &quot;;20-LEN([.F34]));&quot;, AUTO.&quot;;[.G34];REPT(&quot; &quot;;20-LEN([.G34]));&quot;),&quot;)" office:value-type="string" office:string-value="      (AUTO.OBS_RE_AVOIDANCE,    0,0,0) : (AUTO.DEST_SEARCH         , AUTO.NONE                ),">
            <text:p><text:s text:c="6"/>(AUTO.OBS_RE_AVOIDANCE, <text:s text:c="3"/>0,0,0) : (AUTO.DEST_SEARCH <text:s text:c="8"/>, AUTO.NONE <text:s text:c="15"/>),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OBS_RE_AVOIDANC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OBS_RE_AVOIDANCE</text:p>
          </table:table-cell>
          <table:table-cell office:value-type="string">
            <text:p>NONE</text:p>
          </table:table-cell>
          <table:table-cell table:formula="of:=CONCATENATE(&quot;      (AUTO.&quot;;[.B35];&quot;,&quot;;REPT(&quot; &quot;;20-LEN([.B35]));[.C35];&quot;,&quot;;[.D35];&quot;,&quot;;[.E35];&quot;) : (AUTO.&quot;;[.F35];REPT(&quot; &quot;;20-LEN([.F35]));&quot;, AUTO.&quot;;[.G35];REPT(&quot; &quot;;20-LEN([.G35]));&quot;),&quot;)" office:value-type="string" office:string-value="      (AUTO.OBS_RE_AVOIDANCE,    0,0,1) : (AUTO.OBS_RE_AVOIDANCE    , AUTO.NONE                ),">
            <text:p><text:s text:c="6"/>(AUTO.OBS_RE_AVOIDANCE, <text:s text:c="3"/>0,0,1) : (AUTO.OBS_RE_AVOIDANCE <text:s text:c="3"/>, AUTO.NONE <text:s text:c="15"/>),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OBS_RE_AVOIDANC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36];&quot;,&quot;;REPT(&quot; &quot;;20-LEN([.B36]));[.C36];&quot;,&quot;;[.D36];&quot;,&quot;;[.E36];&quot;) : (AUTO.&quot;;[.F36];REPT(&quot; &quot;;20-LEN([.F36]));&quot;, AUTO.&quot;;[.G36];REPT(&quot; &quot;;20-LEN([.G36]));&quot;),&quot;)" office:value-type="string" office:string-value="      (AUTO.OBS_RE_AVOIDANCE,    0,1,0) : (AUTO.OBS_BACKTRACK       , AUTO.NONE                ),">
            <text:p><text:s text:c="6"/>(AUTO.OBS_RE_AVOIDANCE, <text:s text:c="3"/>0,1,0) : (AUTO.OBS_BACKTRACK <text:s text:c="6"/>, AUTO.NONE <text:s text:c="15"/>),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OBS_RE_AVOIDANC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_RE_AVOIDANCE</text:p>
          </table:table-cell>
          <table:table-cell office:value-type="string">
            <text:p>NONE</text:p>
          </table:table-cell>
          <table:table-cell table:formula="of:=CONCATENATE(&quot;      (AUTO.&quot;;[.B37];&quot;,&quot;;REPT(&quot; &quot;;20-LEN([.B37]));[.C37];&quot;,&quot;;[.D37];&quot;,&quot;;[.E37];&quot;) : (AUTO.&quot;;[.F37];REPT(&quot; &quot;;20-LEN([.F37]));&quot;, AUTO.&quot;;[.G37];REPT(&quot; &quot;;20-LEN([.G37]));&quot;),&quot;)" office:value-type="string" office:string-value="      (AUTO.OBS_RE_AVOIDANCE,    0,1,1) : (AUTO.OBS_RE_AVOIDANCE    , AUTO.NONE                ),">
            <text:p><text:s text:c="6"/>(AUTO.OBS_RE_AVOIDANCE, <text:s text:c="3"/>0,1,1) : (AUTO.OBS_RE_AVOIDANCE <text:s text:c="3"/>, AUTO.NONE <text:s text:c="15"/>),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OBS_RE_AVOIDANC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8];&quot;,&quot;;REPT(&quot; &quot;;20-LEN([.B38]));[.C38];&quot;,&quot;;[.D38];&quot;,&quot;;[.E38];&quot;) : (AUTO.&quot;;[.F38];REPT(&quot; &quot;;20-LEN([.F38]));&quot;, AUTO.&quot;;[.G38];REPT(&quot; &quot;;20-LEN([.G38]));&quot;),&quot;)" office:value-type="string" office:string-value="      (AUTO.OBS_RE_AVOIDANCE,    1,0,0) : (AUTO.ERROR               , AUTO.ERR_ILLEGAL         ),">
            <text:p><text:s text:c="6"/>(AUTO.OBS_RE_AVOIDANCE, <text:s text:c="3"/>1,0,0) : (AUTO.ERROR <text:s text:c="14"/>, AUTO.ERR_ILLEGAL <text:s text:c="8"/>),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OBS_RE_AVOIDANC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9];&quot;,&quot;;REPT(&quot; &quot;;20-LEN([.B39]));[.C39];&quot;,&quot;;[.D39];&quot;,&quot;;[.E39];&quot;) : (AUTO.&quot;;[.F39];REPT(&quot; &quot;;20-LEN([.F39]));&quot;, AUTO.&quot;;[.G39];REPT(&quot; &quot;;20-LEN([.G39]));&quot;),&quot;)" office:value-type="string" office:string-value="      (AUTO.OBS_RE_AVOIDANCE,    1,0,1) : (AUTO.ERROR               , AUTO.ERR_ILLEGAL         ),">
            <text:p><text:s text:c="6"/>(AUTO.OBS_RE_AVOIDANCE, <text:s text:c="3"/>1,0,1) : (AUTO.ERROR <text:s text:c="14"/>, AUTO.ERR_ILLEGAL <text:s text:c="8"/>),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OBS_RE_AVOIDANC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ABLE_TO_AVOID</text:p>
          </table:table-cell>
          <table:table-cell table:formula="of:=CONCATENATE(&quot;      (AUTO.&quot;;[.B40];&quot;,&quot;;REPT(&quot; &quot;;20-LEN([.B40]));[.C40];&quot;,&quot;;[.D40];&quot;,&quot;;[.E40];&quot;) : (AUTO.&quot;;[.F40];REPT(&quot; &quot;;20-LEN([.F40]));&quot;, AUTO.&quot;;[.G40];REPT(&quot; &quot;;20-LEN([.G40]));&quot;),&quot;)" office:value-type="string" office:string-value="      (AUTO.OBS_RE_AVOIDANCE,    1,1,0) : (AUTO.ERROR               , AUTO.ERR_UNABLE_TO_AVOID ),">
            <text:p><text:s text:c="6"/>(AUTO.OBS_RE_AVOIDANCE, <text:s text:c="3"/>1,1,0) : (AUTO.ERROR <text:s text:c="14"/>, AUTO.ERR_UNABLE_TO_AVOID ),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OBS_RE_AVOIDANC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1];&quot;,&quot;;REPT(&quot; &quot;;20-LEN([.B41]));[.C41];&quot;,&quot;;[.D41];&quot;,&quot;;[.E41];&quot;) : (AUTO.&quot;;[.F41];REPT(&quot; &quot;;20-LEN([.F41]));&quot;, AUTO.&quot;;[.G41];REPT(&quot; &quot;;20-LEN([.G41]));&quot;),&quot;)" office:value-type="string" office:string-value="      (AUTO.OBS_RE_AVOIDANCE,    1,1,1) : (AUTO.OBS_CUTTING_CORNER  , AUTO.NONE                ),">
            <text:p><text:s text:c="6"/>(AUTO.OBS_RE_AVOIDANCE, <text:s text:c="3"/>1,1,1) : (AUTO.OBS_CUTTING_CORNER <text:s/>, AUTO.NONE <text:s text:c="15"/>),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OBS_CUTTING_CORNER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2];&quot;,&quot;;REPT(&quot; &quot;;20-LEN([.B42]));[.C42];&quot;,&quot;;[.D42];&quot;,&quot;;[.E42];&quot;) : (AUTO.&quot;;[.F42];REPT(&quot; &quot;;20-LEN([.F42]));&quot;, AUTO.&quot;;[.G42];REPT(&quot; &quot;;20-LEN([.G42]));&quot;),&quot;)" office:value-type="string" office:string-value="      (AUTO.OBS_CUTTING_CORNER,  0,0,0) : (AUTO.OBS_CUTTING_CORNER  , AUTO.NONE                ),">
            <text:p><text:s text:c="6"/>(AUTO.OBS_CUTTING_CORNER, <text:s/>0,0,0) : (AUTO.OBS_CUTTING_CORNER <text:s/>, AUTO.NONE <text:s text:c="15"/>),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OBS_CUTTING_CORN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43];&quot;,&quot;;REPT(&quot; &quot;;20-LEN([.B43]));[.C43];&quot;,&quot;;[.D43];&quot;,&quot;;[.E43];&quot;) : (AUTO.&quot;;[.F43];REPT(&quot; &quot;;20-LEN([.F43]));&quot;, AUTO.&quot;;[.G43];REPT(&quot; &quot;;20-LEN([.G43]));&quot;),&quot;)" office:value-type="string" office:string-value="      (AUTO.OBS_CUTTING_CORNER,  0,0,1) : (AUTO.DEST_IN_SIGHT       , AUTO.NONE                ),">
            <text:p><text:s text:c="6"/>(AUTO.OBS_CUTTING_CORNER, <text:s/>0,0,1) : (AUTO.DEST_IN_SIGHT <text:s text:c="6"/>, AUTO.NONE <text:s text:c="15"/>),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OBS_CUTTING_CORN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4];&quot;,&quot;;REPT(&quot; &quot;;20-LEN([.B44]));[.C44];&quot;,&quot;;[.D44];&quot;,&quot;;[.E44];&quot;) : (AUTO.&quot;;[.F44];REPT(&quot; &quot;;20-LEN([.F44]));&quot;, AUTO.&quot;;[.G44];REPT(&quot; &quot;;20-LEN([.G44]));&quot;),&quot;)" office:value-type="string" office:string-value="      (AUTO.OBS_CUTTING_CORNER,  0,1,0) : (AUTO.OBS_CUTTING_CORNER  , AUTO.NONE                ),">
            <text:p><text:s text:c="6"/>(AUTO.OBS_CUTTING_CORNER, <text:s/>0,1,0) : (AUTO.OBS_CUTTING_CORNER <text:s/>, AUTO.NONE <text:s text:c="15"/>),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OBS_CUTTING_CORNER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45];&quot;,&quot;;REPT(&quot; &quot;;20-LEN([.B45]));[.C45];&quot;,&quot;;[.D45];&quot;,&quot;;[.E45];&quot;) : (AUTO.&quot;;[.F45];REPT(&quot; &quot;;20-LEN([.F45]));&quot;, AUTO.&quot;;[.G45];REPT(&quot; &quot;;20-LEN([.G45]));&quot;),&quot;)" office:value-type="string" office:string-value="      (AUTO.OBS_CUTTING_CORNER,  0,1,1) : (AUTO.OBS_AVOIDANCE       , AUTO.NONE                ),">
            <text:p><text:s text:c="6"/>(AUTO.OBS_CUTTING_CORNER, <text:s/>0,1,1) : (AUTO.OBS_AVOIDANCE <text:s text:c="6"/>, AUTO.NONE <text:s text:c="15"/>),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OBS_CUTTING_CORNER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46];&quot;,&quot;;REPT(&quot; &quot;;20-LEN([.B46]));[.C46];&quot;,&quot;;[.D46];&quot;,&quot;;[.E46];&quot;) : (AUTO.&quot;;[.F46];REPT(&quot; &quot;;20-LEN([.F46]));&quot;, AUTO.&quot;;[.G46];REPT(&quot; &quot;;20-LEN([.G46]));&quot;),&quot;)" office:value-type="string" office:string-value="      (AUTO.OBS_CUTTING_CORNER,  1,0,0) : (AUTO.ERROR               , AUTO.ERR_ILLEGAL         ),">
            <text:p><text:s text:c="6"/>(AUTO.OBS_CUTTING_CORNER, <text:s/>1,0,0) : (AUTO.ERROR <text:s text:c="14"/>, AUTO.ERR_ILLEGAL <text:s text:c="8"/>),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OBS_CUTTING_CORNE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47];&quot;,&quot;;REPT(&quot; &quot;;20-LEN([.B47]));[.C47];&quot;,&quot;;[.D47];&quot;,&quot;;[.E47];&quot;) : (AUTO.&quot;;[.F47];REPT(&quot; &quot;;20-LEN([.F47]));&quot;, AUTO.&quot;;[.G47];REPT(&quot; &quot;;20-LEN([.G47]));&quot;),&quot;)" office:value-type="string" office:string-value="      (AUTO.OBS_CUTTING_CORNER,  1,0,1) : (AUTO.ERROR               , AUTO.ERR_ILLEGAL         ),">
            <text:p><text:s text:c="6"/>(AUTO.OBS_CUTTING_CORNER, <text:s/>1,0,1) : (AUTO.ERROR <text:s text:c="14"/>, AUTO.ERR_ILLEGAL <text:s text:c="8"/>),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OBS_CUTTING_CORNER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8];&quot;,&quot;;REPT(&quot; &quot;;20-LEN([.B48]));[.C48];&quot;,&quot;;[.D48];&quot;,&quot;;[.E48];&quot;) : (AUTO.&quot;;[.F48];REPT(&quot; &quot;;20-LEN([.F48]));&quot;, AUTO.&quot;;[.G48];REPT(&quot; &quot;;20-LEN([.G48]));&quot;),&quot;)" office:value-type="string" office:string-value="      (AUTO.OBS_CUTTING_CORNER,  1,1,0) : (AUTO.OBS_CUTTING_CORNER  , AUTO.NONE                ),">
            <text:p><text:s text:c="6"/>(AUTO.OBS_CUTTING_CORNER, <text:s/>1,1,0) : (AUTO.OBS_CUTTING_CORNER <text:s/>, AUTO.NONE <text:s text:c="15"/>),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OBS_CUTTING_CORNER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9];&quot;,&quot;;REPT(&quot; &quot;;20-LEN([.B49]));[.C49];&quot;,&quot;;[.D49];&quot;,&quot;;[.E49];&quot;) : (AUTO.&quot;;[.F49];REPT(&quot; &quot;;20-LEN([.F49]));&quot;, AUTO.&quot;;[.G49];REPT(&quot; &quot;;20-LEN([.G49]));&quot;),&quot;)" office:value-type="string" office:string-value="      (AUTO.OBS_CUTTING_CORNER,  1,1,1) : (AUTO.OBS_CUTTING_CORNER  , AUTO.NONE                ),">
            <text:p><text:s text:c="6"/>(AUTO.OBS_CUTTING_CORNER, <text:s/>1,1,1) : (AUTO.OBS_CUTTING_CORNER <text:s/>, AUTO.NONE <text:s text:c="15"/>),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EST_SEARCH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50];&quot;,&quot;;REPT(&quot; &quot;;20-LEN([.B50]));[.C50];&quot;,&quot;;[.D50];&quot;,&quot;;[.E50];&quot;) : (AUTO.&quot;;[.F50];REPT(&quot; &quot;;20-LEN([.F50]));&quot;, AUTO.&quot;;[.G50];REPT(&quot; &quot;;20-LEN([.G50]));&quot;),&quot;)" office:value-type="string" office:string-value="      (AUTO.DEST_SEARCH,         0,0,0) : (AUTO.DEST_SEARCH         , AUTO.NONE                ),">
            <text:p><text:s text:c="6"/>(AUTO.DEST_SEARCH, <text:s text:c="8"/>0,0,0) : (AUTO.DEST_SEARCH <text:s text:c="8"/>, AUTO.NONE <text:s text:c="15"/>),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EST_SEARCH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51];&quot;,&quot;;REPT(&quot; &quot;;20-LEN([.B51]));[.C51];&quot;,&quot;;[.D51];&quot;,&quot;;[.E51];&quot;) : (AUTO.&quot;;[.F51];REPT(&quot; &quot;;20-LEN([.F51]));&quot;, AUTO.&quot;;[.G51];REPT(&quot; &quot;;20-LEN([.G51]));&quot;),&quot;)" office:value-type="string" office:string-value="      (AUTO.DEST_SEARCH,         0,0,1) : (AUTO.DEST_IN_SIGHT       , AUTO.NONE                ),">
            <text:p><text:s text:c="6"/>(AUTO.DEST_SEARCH, <text:s text:c="8"/>0,0,1) : (AUTO.DEST_IN_SIGHT <text:s text:c="6"/>, AUTO.NONE <text:s text:c="15"/>),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EST_SEARCH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52];&quot;,&quot;;REPT(&quot; &quot;;20-LEN([.B52]));[.C52];&quot;,&quot;;[.D52];&quot;,&quot;;[.E52];&quot;) : (AUTO.&quot;;[.F52];REPT(&quot; &quot;;20-LEN([.F52]));&quot;, AUTO.&quot;;[.G52];REPT(&quot; &quot;;20-LEN([.G52]));&quot;),&quot;)" office:value-type="string" office:string-value="      (AUTO.DEST_SEARCH,         0,1,0) : (AUTO.DEST_SEARCH         , AUTO.NONE                ),">
            <text:p><text:s text:c="6"/>(AUTO.DEST_SEARCH, <text:s text:c="8"/>0,1,0) : (AUTO.DEST_SEARCH <text:s text:c="8"/>, AUTO.NONE <text:s text:c="15"/>),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EST_SEARCH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53];&quot;,&quot;;REPT(&quot; &quot;;20-LEN([.B53]));[.C53];&quot;,&quot;;[.D53];&quot;,&quot;;[.E53];&quot;) : (AUTO.&quot;;[.F53];REPT(&quot; &quot;;20-LEN([.F53]));&quot;, AUTO.&quot;;[.G53];REPT(&quot; &quot;;20-LEN([.G53]));&quot;),&quot;)" office:value-type="string" office:string-value="      (AUTO.DEST_SEARCH,         0,1,1) : (AUTO.OBS_AVOIDANCE       , AUTO.NONE                ),">
            <text:p><text:s text:c="6"/>(AUTO.DEST_SEARCH, <text:s text:c="8"/>0,1,1) : (AUTO.OBS_AVOIDANCE <text:s text:c="6"/>, AUTO.NONE <text:s text:c="15"/>),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EST_SEARCH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54];&quot;,&quot;;REPT(&quot; &quot;;20-LEN([.B54]));[.C54];&quot;,&quot;;[.D54];&quot;,&quot;;[.E54];&quot;) : (AUTO.&quot;;[.F54];REPT(&quot; &quot;;20-LEN([.F54]));&quot;, AUTO.&quot;;[.G54];REPT(&quot; &quot;;20-LEN([.G54]));&quot;),&quot;)" office:value-type="string" office:string-value="      (AUTO.DEST_SEARCH,         1,0,0) : (AUTO.ERROR               , AUTO.ERR_ILLEGAL         ),">
            <text:p><text:s text:c="6"/>(AUTO.DEST_SEARCH, <text:s text:c="8"/>1,0,0) : (AUTO.ERROR <text:s text:c="14"/>, AUTO.ERR_ILLEGAL <text:s text:c="8"/>),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EST_SEARCH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55];&quot;,&quot;;REPT(&quot; &quot;;20-LEN([.B55]));[.C55];&quot;,&quot;;[.D55];&quot;,&quot;;[.E55];&quot;) : (AUTO.&quot;;[.F55];REPT(&quot; &quot;;20-LEN([.F55]));&quot;, AUTO.&quot;;[.G55];REPT(&quot; &quot;;20-LEN([.G55]));&quot;),&quot;)" office:value-type="string" office:string-value="      (AUTO.DEST_SEARCH,         1,0,1) : (AUTO.ERROR               , AUTO.ERR_ILLEGAL         ),">
            <text:p><text:s text:c="6"/>(AUTO.DEST_SEARCH, <text:s text:c="8"/>1,0,1) : (AUTO.ERROR <text:s text:c="14"/>, AUTO.ERR_ILLEGAL <text:s text:c="8"/>),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EST_SEARCH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ABLE_TO_SEARCH</text:p>
          </table:table-cell>
          <table:table-cell table:formula="of:=CONCATENATE(&quot;      (AUTO.&quot;;[.B56];&quot;,&quot;;REPT(&quot; &quot;;20-LEN([.B56]));[.C56];&quot;,&quot;;[.D56];&quot;,&quot;;[.E56];&quot;) : (AUTO.&quot;;[.F56];REPT(&quot; &quot;;20-LEN([.F56]));&quot;, AUTO.&quot;;[.G56];REPT(&quot; &quot;;20-LEN([.G56]));&quot;),&quot;)" office:value-type="string" office:string-value="      (AUTO.DEST_SEARCH,         1,1,0) : (AUTO.ERROR               , AUTO.ERR_UNABLE_TO_SEARCH),">
            <text:p><text:s text:c="6"/>(AUTO.DEST_SEARCH, <text:s text:c="8"/>1,1,0) : (AUTO.ERROR <text:s text:c="14"/>, AUTO.ERR_UNABLE_TO_SEARCH),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EST_SEARCH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ABLE_TO_SEARCH</text:p>
          </table:table-cell>
          <table:table-cell table:formula="of:=CONCATENATE(&quot;      (AUTO.&quot;;[.B57];&quot;,&quot;;REPT(&quot; &quot;;20-LEN([.B57]));[.C57];&quot;,&quot;;[.D57];&quot;,&quot;;[.E57];&quot;) : (AUTO.&quot;;[.F57];REPT(&quot; &quot;;20-LEN([.F57]));&quot;, AUTO.&quot;;[.G57];REPT(&quot; &quot;;20-LEN([.G57]));&quot;),&quot;)" office:value-type="string" office:string-value="      (AUTO.DEST_SEARCH,         1,1,1) : (AUTO.ERROR               , AUTO.ERR_UNABLE_TO_SEARCH),">
            <text:p><text:s text:c="6"/>(AUTO.DEST_SEARCH, <text:s text:c="8"/>1,1,1) : (AUTO.ERROR <text:s text:c="14"/>, AUTO.ERR_UNABLE_TO_SEARCH),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ERROR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58];&quot;,&quot;;REPT(&quot; &quot;;20-LEN([.B58]));[.C58];&quot;,&quot;;[.D58];&quot;,&quot;;[.E58];&quot;) : (AUTO.&quot;;[.F58];REPT(&quot; &quot;;20-LEN([.F58]));&quot;, AUTO.&quot;;[.G58];REPT(&quot; &quot;;20-LEN([.G58]));&quot;),&quot;)" office:value-type="string" office:string-value="      (AUTO.ERROR,               0,0,0) : (AUTO.ERROR               , AUTO.PREVIOUS            ),">
            <text:p><text:s text:c="6"/>(AUTO.ERROR, <text:s text:c="14"/>0,0,0) : (AUTO.ERROR <text:s text:c="14"/>, AUTO.PREVIOUS <text:s text:c="11"/>),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ERRO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59];&quot;,&quot;;REPT(&quot; &quot;;20-LEN([.B59]));[.C59];&quot;,&quot;;[.D59];&quot;,&quot;;[.E59];&quot;) : (AUTO.&quot;;[.F59];REPT(&quot; &quot;;20-LEN([.F59]));&quot;, AUTO.&quot;;[.G59];REPT(&quot; &quot;;20-LEN([.G59]));&quot;),&quot;)" office:value-type="string" office:string-value="      (AUTO.ERROR,               0,0,1) : (AUTO.ERROR               , AUTO.PREVIOUS            ),">
            <text:p><text:s text:c="6"/>(AUTO.ERROR, <text:s text:c="14"/>0,0,1) : (AUTO.ERROR <text:s text:c="14"/>, AUTO.PREVIOUS <text:s text:c="11"/>),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ERRO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0];&quot;,&quot;;REPT(&quot; &quot;;20-LEN([.B60]));[.C60];&quot;,&quot;;[.D60];&quot;,&quot;;[.E60];&quot;) : (AUTO.&quot;;[.F60];REPT(&quot; &quot;;20-LEN([.F60]));&quot;, AUTO.&quot;;[.G60];REPT(&quot; &quot;;20-LEN([.G60]));&quot;),&quot;)" office:value-type="string" office:string-value="      (AUTO.ERROR,               0,1,0) : (AUTO.ERROR               , AUTO.PREVIOUS            ),">
            <text:p><text:s text:c="6"/>(AUTO.ERROR, <text:s text:c="14"/>0,1,0) : (AUTO.ERROR <text:s text:c="14"/>, AUTO.PREVIOUS <text:s text:c="11"/>),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ERROR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1];&quot;,&quot;;REPT(&quot; &quot;;20-LEN([.B61]));[.C61];&quot;,&quot;;[.D61];&quot;,&quot;;[.E61];&quot;) : (AUTO.&quot;;[.F61];REPT(&quot; &quot;;20-LEN([.F61]));&quot;, AUTO.&quot;;[.G61];REPT(&quot; &quot;;20-LEN([.G61]));&quot;),&quot;)" office:value-type="string" office:string-value="      (AUTO.ERROR,               0,1,1) : (AUTO.ERROR               , AUTO.PREVIOUS            ),">
            <text:p><text:s text:c="6"/>(AUTO.ERROR, <text:s text:c="14"/>0,1,1) : (AUTO.ERROR <text:s text:c="14"/>, AUTO.PREVIOUS <text:s text:c="11"/>),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ERROR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2];&quot;,&quot;;REPT(&quot; &quot;;20-LEN([.B62]));[.C62];&quot;,&quot;;[.D62];&quot;,&quot;;[.E62];&quot;) : (AUTO.&quot;;[.F62];REPT(&quot; &quot;;20-LEN([.F62]));&quot;, AUTO.&quot;;[.G62];REPT(&quot; &quot;;20-LEN([.G62]));&quot;),&quot;)" office:value-type="string" office:string-value="      (AUTO.ERROR,               1,0,0) : (AUTO.ERROR               , AUTO.PREVIOUS            ),">
            <text:p><text:s text:c="6"/>(AUTO.ERROR, <text:s text:c="14"/>1,0,0) : (AUTO.ERROR <text:s text:c="14"/>, AUTO.PREVIOUS <text:s text:c="11"/>),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ERRO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3];&quot;,&quot;;REPT(&quot; &quot;;20-LEN([.B63]));[.C63];&quot;,&quot;;[.D63];&quot;,&quot;;[.E63];&quot;) : (AUTO.&quot;;[.F63];REPT(&quot; &quot;;20-LEN([.F63]));&quot;, AUTO.&quot;;[.G63];REPT(&quot; &quot;;20-LEN([.G63]));&quot;),&quot;)" office:value-type="string" office:string-value="      (AUTO.ERROR,               1,0,1) : (AUTO.ERROR               , AUTO.PREVIOUS            ),">
            <text:p><text:s text:c="6"/>(AUTO.ERROR, <text:s text:c="14"/>1,0,1) : (AUTO.ERROR <text:s text:c="14"/>, AUTO.PREVIOUS <text:s text:c="11"/>),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ERROR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4];&quot;,&quot;;REPT(&quot; &quot;;20-LEN([.B64]));[.C64];&quot;,&quot;;[.D64];&quot;,&quot;;[.E64];&quot;) : (AUTO.&quot;;[.F64];REPT(&quot; &quot;;20-LEN([.F64]));&quot;, AUTO.&quot;;[.G64];REPT(&quot; &quot;;20-LEN([.G64]));&quot;),&quot;)" office:value-type="string" office:string-value="      (AUTO.ERROR,               1,1,0) : (AUTO.ERROR               , AUTO.PREVIOUS            ),">
            <text:p><text:s text:c="6"/>(AUTO.ERROR, <text:s text:c="14"/>1,1,0) : (AUTO.ERROR <text:s text:c="14"/>, AUTO.PREVIOUS <text:s text:c="11"/>),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RROR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5];&quot;,&quot;;REPT(&quot; &quot;;20-LEN([.B65]));[.C65];&quot;,&quot;;[.D65];&quot;,&quot;;[.E65];&quot;) : (AUTO.&quot;;[.F65];REPT(&quot; &quot;;20-LEN([.F65]));&quot;, AUTO.&quot;;[.G65];REPT(&quot; &quot;;20-LEN([.G65]));&quot;),&quot;)" office:value-type="string" office:string-value="      (AUTO.ERROR,               1,1,1) : (AUTO.ERROR               , AUTO.PREVIOUS            ),">
            <text:p><text:s text:c="6"/>(AUTO.ERROR, <text:s text:c="14"/>1,1,1) : (AUTO.ERROR <text:s text:c="14"/>, AUTO.PREVIOUS <text:s text:c="11"/>),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OBS_BACKTRACK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ERROR</text:p>
          </table:table-cell>
          <table:table-cell office:value-type="string">
            <text:p>ERR_TIMEOUT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OBS_CUTTING_CORNER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ERROR</text:p>
          </table:table-cell>
          <table:table-cell office:value-type="string">
            <text:p>ERR_TIMEOUT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ST_SEARCH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ERROR</text:p>
          </table:table-cell>
          <table:table-cell office:value-type="string">
            <text:p>ERR_TIMEOUT</text:p>
          </table:table-cell>
          <table:table-cell/>
        </table:table-row>
        <table:table-row table:style-name="ro2" table:number-rows-repeated="1048504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tate Discussion" table:style-name="ta1"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number-columns-repeated="3"/>
        </table:table-row>
        <table:table-row table:style-name="ro2">
          <table:table-cell office:value-type="string">
            <text:p>Idl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Idle</text:p>
          </table:table-cell>
          <table:table-cell table:number-columns-repeated="2"/>
        </table:table-row>
        <table:table-row table:style-name="ro1">
          <table:table-cell office:value-type="string">
            <text:p>Idl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Stupid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number-columns-repeated="3"/>
        </table:table-row>
        <table:table-row table:style-name="ro1">
          <table:table-cell office:value-type="string">
            <text:p>Dest In sight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Dynamic Obstacle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Dynamic Obstacl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number-columns-repeated="3"/>
        </table:table-row>
        <table:table-row table:style-name="ro2">
          <table:table-cell office:value-type="string">
            <text:p>Obs avoidanc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Search after avoidance</text:p>
          </table:table-cell>
          <table:table-cell table:number-columns-repeated="2"/>
        </table:table-row>
        <table:table-row table:style-name="ro1">
          <table:table-cell office:value-type="string">
            <text:p>Obs avoidanc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Obs backtrack and avoid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Re avoidance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Raise error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Re avoidanc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/>
          <table:table-cell office:value-type="string">
            <text:p>not sure</text:p>
          </table:table-cell>
        </table:table-row>
        <table:table-row table:style-name="ro2">
          <table:table-cell office:value-type="string">
            <text:p>Re avoidanc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Re avoidance</text:p>
          </table:table-cell>
          <table:table-cell/>
          <table:table-cell office:value-type="string">
            <text:p>yet to be decided, possibly cutting corners</text:p>
          </table:table-cell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Re avoidance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Raise error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/>
          <table:table-cell table:style-name="ce6" table:number-columns-spanned="3" table:number-rows-spanned="1"/>
          <table:covered-table-cell table:number-columns-repeated="2"/>
          <table:table-cell table:number-columns-repeated="2"/>
          <table:table-cell office:value-type="string">
            <text:p>With expectation that it will go into input 00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1">
          <table:table-cell office:value-type="string">
            <text:p>Cutting corn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Raise error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Raise error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Raise error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Raise error</text:p>
          </table:table-cell>
          <table:table-cell table:number-columns-repeated="2"/>
        </table:table-row>
        <table:table-row table:style-name="ro2" table:number-rows-repeated="104849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PythonCode.A1:PythonCode.H65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B </meta:initial-creator>
    <meta:creation-date>2013-04-18T14:30:56</meta:creation-date>
    <meta:generator>LibreOffice/3.5$Linux_x86 LibreOffice_project/350m1$Build-2</meta:generator>
    <dc:date>2013-04-18T19:23:09</dc:date>
    <dc:creator>TeamB </dc:creator>
    <meta:editing-duration>PT4H50M52S</meta:editing-duration>
    <meta:editing-cycles>15</meta:editing-cycles>
    <meta:document-statistic meta:table-count="2" meta:cell-count="849" meta:object-count="0"/>
  </office:meta>
</office:document-meta>
</file>